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36C7D306F0260B32431.jpg" manifest:media-type="image/jpeg"/>
  <manifest:file-entry manifest:full-path="Pictures/10000000000000E1000000E123719265C63EB9F0.png" manifest:media-type="image/png"/>
  <manifest:file-entry manifest:full-path="Pictures/10000000000000E1000000E1EC09902C66119B3C.png" manifest:media-type="image/png"/>
  <manifest:file-entry manifest:full-path="Pictures/10000000000000E1000000E13679151A0DAF60F1.jpg" manifest:media-type="image/jpeg"/>
  <manifest:file-entry manifest:full-path="Pictures/1000000000000076000000734C4964DD3DE91558.jpg" manifest:media-type="image/jpeg"/>
  <manifest:file-entry manifest:full-path="Pictures/1000020100000096000000962E608722928CC136.png" manifest:media-type="image/png"/>
  <manifest:file-entry manifest:full-path="Pictures/1000020100000320000000D1957F95323AE9CE9C.png" manifest:media-type="image/png"/>
  <manifest:file-entry manifest:full-path="Pictures/10000201000007D000000A6B8FC8177FAAD57F59.png" manifest:media-type="image/png"/>
  <manifest:file-entry manifest:full-path="Pictures/100002010000012D000000E3D6C91DAED832DFD9.png" manifest:media-type="image/png"/>
  <manifest:file-entry manifest:full-path="Pictures/1000020100000280000004008C09653414A0888D.png" manifest:media-type="image/png"/>
  <manifest:file-entry manifest:full-path="Pictures/10000201000002000000020003BB8676B7932537.png" manifest:media-type="image/png"/>
  <manifest:file-entry manifest:full-path="Pictures/10000000000003480000025FA84D990577489AAD.jpg" manifest:media-type="image/jpeg"/>
  <manifest:file-entry manifest:full-path="Pictures/10000000000000E1000000E1F3F2F071BC61A74D.jpg" manifest:media-type="image/jpeg"/>
  <manifest:file-entry manifest:full-path="Pictures/1000020100000200000002004DFAF575F1D9B6A4.png" manifest:media-type="image/png"/>
  <manifest:file-entry manifest:full-path="Pictures/10000000000000E1000000E1A4DFC6CE9C77E4D2.png" manifest:media-type="image/png"/>
  <manifest:file-entry manifest:full-path="Pictures/100002010000020000000200D412C1E6115EF9DA.png" manifest:media-type="image/png"/>
  <manifest:file-entry manifest:full-path="Pictures/1000020100000200000002005C890C2064F0A5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399ff" draw:fill="none" draw:fill-color="#ffffff" fo:min-height="0.357cm"/>
    </style:style>
    <style:style style:name="gr3" style:family="graphic" style:parent-style-name="standard">
      <style:graphic-properties draw:stroke="none" svg:stroke-color="#808080" draw:fill="none" draw:fill-color="#ffffff" fo:min-height="0.357cm"/>
    </style:style>
    <style:style style:name="gr4" style:family="graphic" style:parent-style-name="standard">
      <style:graphic-properties svg:stroke-width="0.025cm" svg:stroke-color="#808080" draw:marker-start-width="0.229cm" draw:marker-end-width="0.229cm" draw:fill="solid" draw:fill-color="#ffffff" draw:textarea-horizontal-align="justify" draw:textarea-vertical-align="middle" draw:auto-grow-height="false" fo:min-height="0.616cm" fo:min-width="2.291cm" fo:padding-top="0.137cm" fo:padding-bottom="0.137cm" fo:padding-left="0.262cm" fo:padding-right="0.262cm" draw:shadow="hidden" draw:shadow-offset-x="0.1cm" draw:shadow-offset-y="0.1cm" draw:shadow-opacity="50%"/>
    </style:style>
    <style:style style:name="gr5" style:family="graphic" style:parent-style-name="standard">
      <style:graphic-properties draw:stroke="none" svg:stroke-color="#3399ff" draw:fill="none" draw:fill-color="#ffffff" fo:min-height="0.732cm"/>
    </style:style>
    <style:style style:name="gr6" style:family="graphic" style:parent-style-name="standard">
      <style:graphic-properties svg:stroke-width="0.035cm" svg:stroke-color="#666666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3399ff" draw:fill="none" draw:fill-color="#ffffff" fo:min-height="0.713cm"/>
    </style:style>
    <style:style style:name="gr8" style:family="graphic" style:parent-style-name="standard">
      <style:graphic-properties draw:stroke="none" svg:stroke-color="#808080" draw:fill="none" draw:fill-color="#ffffff" fo:min-height="0.713cm"/>
    </style:style>
    <style:style style:name="gr9" style:family="graphic" style:parent-style-name="standard">
      <style:graphic-properties svg:stroke-width="0.035cm" svg:stroke-color="#666666" draw:marker-start="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Fine_20_Dashed" svg:stroke-width="0.025cm" svg:stroke-color="#183cf1" draw:marker-start-width="0.229cm" draw:marker-end-width="0.229cm" draw:fill="none" draw:fill-color="#ffffff" draw:textarea-horizontal-align="justify" draw:textarea-vertical-align="middle" draw:auto-grow-height="false" fo:min-height="3.009cm" fo:min-width="3.553cm" fo:padding-top="0.137cm" fo:padding-bottom="0.137cm" fo:padding-left="0.262cm" fo:padding-right="0.262cm" draw:shadow="hidden" draw:shadow-offset-x="0.1cm" draw:shadow-offset-y="0.1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9pt" fo:font-weight="normal" style:font-size-asian="18pt" style:font-size-complex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9pt" fo:font-weight="normal" style:font-size-asian="18pt" style:font-weight-asian="bold" style:font-size-complex="18pt" style:font-weight-complex="600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9pt" fo:font-weight="normal" style:font-size-asian="18pt" style:font-size-complex="18pt"/>
    </style:style>
    <style:style style:name="T2" style:family="text">
      <style:text-properties fo:font-size="9pt" fo:font-weight="bold" style:font-size-asian="18pt" style:font-weight-asian="bold" style:font-size-complex="18pt" style:font-weight-complex="bold"/>
    </style:style>
    <style:style style:name="T3" style:family="text">
      <style:text-properties fo:font-size="9pt" fo:font-weight="normal" style:font-size-asian="18pt" style:font-weight-asian="bold" style:font-size-complex="18pt" style:font-weight-complex="600"/>
    </style:style>
    <style:style style:name="T4" style:family="text">
      <style:text-properties fo:font-size="9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27cm" svg:height="1.27cm" svg:x="7.875cm" svg:y="3.19cm">
          <draw:image xlink:href="Pictures/10000000000000E1000000E1F3F2F071BC61A74D.jpg" xlink:type="simple" xlink:show="embed" xlink:actuate="onLoad" loext:mime-type="image/jpeg">
            <text:p/>
          </draw:image>
        </draw:frame>
        <draw:frame draw:style-name="gr2" draw:text-style-name="P3" draw:layer="layout" svg:width="1.676cm" svg:height="0.607cm" svg:x="8.064cm" svg:y="7.019cm">
          <draw:text-box>
            <text:p text:style-name="P2"><text:span text:style-name="T1">boost</text:span></text:p>
          </draw:text-box>
        </draw:frame>
        <draw:g xml:id="id6" draw:id="id6">
          <draw:frame draw:style-name="gr1" draw:text-style-name="P1" draw:layer="layout" svg:width="1.27cm" svg:height="1.27cm" svg:x="0.24cm" svg:y="3.065cm">
            <draw:image xlink:href="Pictures/10000201000002000000020003BB8676B7932537.png" xlink:type="simple" xlink:show="embed" xlink:actuate="onLoad" loext:mime-type="image/png">
              <text:p/>
            </draw:image>
          </draw:frame>
          <draw:frame draw:style-name="gr1" draw:text-style-name="P1" draw:layer="layout" svg:width="1.575cm" svg:height="0.406cm" svg:x="0.092cm" svg:y="4.433cm">
            <draw:image xlink:href="Pictures/1000020100000320000000D1957F95323AE9CE9C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2.408cm" svg:height="0.607cm" svg:x="8.99cm" svg:y="3.825cm">
          <draw:text-box>
            <text:p text:style-name="P2"><text:span text:style-name="T1">inject APIs</text:span></text:p>
          </draw:text-box>
        </draw:frame>
        <draw:frame draw:style-name="gr2" draw:text-style-name="P4" draw:layer="layout" svg:width="2.145cm" svg:height="0.607cm" svg:x="7.533cm" svg:y="2.521cm">
          <draw:text-box>
            <text:p text:style-name="P2"><text:span text:style-name="T2">attacker</text:span></text:p>
          </draw:text-box>
        </draw:frame>
        <draw:g xml:id="id5" draw:id="id5">
          <draw:custom-shape draw:style-name="gr4" draw:text-style-name="P5" draw:layer="layout" svg:width="2.875cm" svg:height="0.95cm" svg:x="3.515cm" svg:y="6.6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762cm" svg:height="0.711cm" svg:x="4.523cm" svg:y="6.708cm">
            <draw:image xlink:href="Pictures/1000000000000076000000734C4964DD3DE91558.jpg" xlink:type="simple" xlink:show="embed" xlink:actuate="onLoad" loext:mime-type="image/jpeg">
              <text:p/>
            </draw:image>
          </draw:frame>
          <draw:frame draw:style-name="gr1" draw:text-style-name="P1" draw:layer="layout" svg:width="0.762cm" svg:height="0.762cm" svg:x="3.672cm" svg:y="6.709cm">
            <draw:image xlink:href="Pictures/1000020100000200000002004DFAF575F1D9B6A4.png" xlink:type="simple" xlink:show="embed" xlink:actuate="onLoad" loext:mime-type="image/png">
              <text:p/>
            </draw:image>
          </draw:frame>
          <draw:frame draw:style-name="gr1" draw:text-style-name="P1" draw:layer="layout" svg:width="0.762cm" svg:height="0.559cm" svg:x="5.466cm" svg:y="6.788cm">
            <draw:image xlink:href="Pictures/100002010000012D000000E3D6C91DAED832DFD9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762cm" svg:height="0.559cm" svg:x="8.538cm" svg:y="6.448cm">
          <draw:image xlink:href="Pictures/10000000000003480000025FA84D990577489AAD.jpg" xlink:type="simple" xlink:show="embed" xlink:actuate="onLoad" loext:mime-type="image/jpeg">
            <text:p/>
          </draw:image>
        </draw:frame>
        <draw:frame draw:style-name="gr5" draw:text-style-name="P6" draw:layer="layout" svg:width="3.646cm" svg:height="0.982cm" svg:x="2.876cm" svg:y="0.213cm">
          <draw:text-box>
            <text:p text:style-name="P2"><text:span text:style-name="T3">well-maintained GitHub repositories</text:span></text:p>
          </draw:text-box>
        </draw:frame>
        <draw:g xml:id="id1" draw:id="id1">
          <draw:frame draw:style-name="gr1" draw:text-style-name="P1" draw:layer="layout" svg:width="0.949cm" svg:height="1.266cm" svg:x="4.323cm" svg:y="1.28cm">
            <draw:image xlink:href="Pictures/10000201000007D000000A6B8FC8177FAAD57F59.png" xlink:type="simple" xlink:show="embed" xlink:actuate="onLoad" loext:mime-type="image/png">
              <text:p/>
            </draw:image>
          </draw:frame>
          <draw:frame draw:style-name="gr1" draw:text-style-name="P1" draw:layer="layout" svg:width="0.283cm" svg:height="0.283cm" svg:x="4.873cm" svg:y="1.381cm">
            <draw:image xlink:href="Pictures/100002010000020000000200D412C1E6115EF9DA.png" xlink:type="simple" xlink:show="embed" xlink:actuate="onLoad" loext:mime-type="image/png">
              <text:p/>
            </draw:image>
          </draw:frame>
          <draw:frame draw:style-name="gr1" draw:text-style-name="P1" draw:layer="layout" svg:width="0.949cm" svg:height="1.266cm" svg:x="4.124cm" svg:y="1.48cm">
            <draw:image xlink:href="Pictures/10000201000007D000000A6B8FC8177FAAD57F59.png" xlink:type="simple" xlink:show="embed" xlink:actuate="onLoad" loext:mime-type="image/png">
              <text:p/>
            </draw:image>
          </draw:frame>
          <draw:frame draw:style-name="gr1" draw:text-style-name="P1" draw:layer="layout" svg:width="0.283cm" svg:height="0.283cm" svg:x="4.672cm" svg:y="1.58cm">
            <draw:image xlink:href="Pictures/100002010000020000000200D412C1E6115EF9DA.png" xlink:type="simple" xlink:show="embed" xlink:actuate="onLoad" loext:mime-type="image/png">
              <text:p/>
            </draw:image>
          </draw:frame>
          <draw:frame draw:style-name="gr1" draw:text-style-name="P1" draw:layer="layout" svg:width="0.949cm" svg:height="1.266cm" svg:x="3.925cm" svg:y="1.68cm">
            <draw:image xlink:href="Pictures/10000201000007D000000A6B8FC8177FAAD57F59.png" xlink:type="simple" xlink:show="embed" xlink:actuate="onLoad" loext:mime-type="image/png">
              <text:p/>
            </draw:image>
          </draw:frame>
          <draw:frame draw:style-name="gr1" draw:text-style-name="P1" draw:layer="layout" svg:width="0.283cm" svg:height="0.283cm" svg:x="4.471cm" svg:y="1.779cm">
            <draw:image xlink:href="Pictures/100002010000020000000200D412C1E6115EF9DA.png" xlink:type="simple" xlink:show="embed" xlink:actuate="onLoad" loext:mime-type="image/png">
              <text:p/>
            </draw:image>
          </draw:frame>
          <draw:frame draw:style-name="gr1" draw:text-style-name="P1" draw:layer="layout" svg:width="0.949cm" svg:height="1.266cm" svg:x="3.726cm" svg:y="1.88cm">
            <draw:image xlink:href="Pictures/10000201000007D000000A6B8FC8177FAAD57F59.png" xlink:type="simple" xlink:show="embed" xlink:actuate="onLoad" loext:mime-type="image/png">
              <text:p/>
            </draw:image>
          </draw:frame>
          <draw:frame draw:style-name="gr1" draw:text-style-name="P1" draw:layer="layout" svg:width="0.402cm" svg:height="0.402cm" svg:x="4.151cm" svg:y="1.993cm">
            <draw:image xlink:href="Pictures/100002010000020000000200D412C1E6115EF9DA.png" xlink:type="simple" xlink:show="embed" xlink:actuate="onLoad" loext:mime-type="image/png">
              <text:p/>
            </draw:image>
          </draw:frame>
        </draw:g>
        <draw:frame draw:style-name="gr5" draw:text-style-name="P6" draw:layer="layout" svg:width="3.646cm" svg:height="0.982cm" svg:x="11.03cm" svg:y="0.013cm">
          <draw:text-box>
            <text:p text:style-name="P2"><text:span text:style-name="T3">infected</text:span></text:p>
            <text:p text:style-name="P2"><text:span text:style-name="T3">repositories</text:span></text:p>
          </draw:text-box>
        </draw:frame>
        <draw:frame draw:style-name="gr1" draw:text-style-name="P1" draw:layer="layout" svg:width="0.595cm" svg:height="0.595cm" svg:x="10.697cm" svg:y="4.746cm">
          <draw:image xlink:href="Pictures/1000020100000200000002005C890C2064F0A561.png" xlink:type="simple" xlink:show="embed" xlink:actuate="onLoad" loext:mime-type="image/png">
            <text:p/>
          </draw:image>
        </draw:frame>
        <draw:connector draw:style-name="gr6" draw:text-style-name="P2" draw:layer="layout" svg:x1="5.272cm" svg:y1="2.213cm" svg:x2="7.875cm" svg:y2="3.825cm" draw:start-shape="id1" draw:start-glue-point="1" draw:end-shape="id2" draw:end-glue-point="3" svg:d="M5272 2213h1302v1612h1301" svg:viewBox="0 0 2604 1613">
          <text:p/>
        </draw:connector>
        <draw:frame draw:style-name="gr2" draw:text-style-name="P7" draw:layer="layout" svg:width="1.402cm" svg:height="0.607cm" svg:x="5.275cm" svg:y="2.997cm">
          <draw:text-box>
            <text:p text:style-name="P2"><text:span text:style-name="T4">fork</text:span></text:p>
          </draw:text-box>
        </draw:frame>
        <draw:connector draw:style-name="gr6" draw:text-style-name="P2" draw:layer="layout" draw:line-skew="0.24cm" svg:x1="9.145cm" svg:y1="3.825cm" svg:x2="11.826cm" svg:y2="2.213cm" draw:start-shape="id2" draw:start-glue-point="1" draw:end-shape="id3" svg:d="M9145 3825h1581v-1612h1100" svg:viewBox="0 0 2682 1613">
          <text:p/>
        </draw:connector>
        <draw:frame draw:style-name="gr1" draw:text-style-name="P1" draw:layer="layout" svg:width="0.456cm" svg:height="0.729cm" svg:x="6.719cm" svg:y="2.893cm">
          <draw:image xlink:href="Pictures/1000020100000280000004008C09653414A0888D.png" xlink:type="simple" xlink:show="embed" xlink:actuate="onLoad" loext:mime-type="image/png">
            <text:p/>
          </draw:image>
        </draw:frame>
        <draw:frame draw:style-name="gr7" draw:text-style-name="P4" draw:layer="layout" svg:width="2.145cm" svg:height="0.963cm" svg:x="10.925cm" svg:y="6.133cm">
          <draw:text-box>
            <text:p text:style-name="P2"><text:span text:style-name="T2">fake accounts</text:span></text:p>
          </draw:text-box>
        </draw:frame>
        <draw:connector draw:style-name="gr6" draw:text-style-name="P2" draw:layer="layout" svg:x1="12.786cm" svg:y1="7.101cm" svg:x2="6.39cm" svg:y2="7.096cm" draw:start-shape="id4" draw:start-glue-point="3" draw:end-shape="id5" draw:end-glue-point="1" svg:d="M12786 7101h-3191v-5h-3205" svg:viewBox="0 0 6397 6">
          <text:p/>
        </draw:connector>
        <draw:connector draw:style-name="gr6" draw:text-style-name="P2" draw:layer="layout" svg:x1="8.51cm" svg:y1="4.46cm" svg:x2="13.866cm" svg:y2="6.589cm" draw:start-shape="id2" draw:start-glue-point="2" draw:end-shape="id4" draw:end-glue-point="0" svg:d="M8510 4460v1065h5356v1064" svg:viewBox="0 0 5357 2130">
          <text:p/>
        </draw:connector>
        <draw:frame draw:style-name="gr3" draw:text-style-name="P3" draw:layer="layout" svg:width="2.408cm" svg:height="0.607cm" svg:x="9.89cm" svg:y="5.446cm">
          <draw:text-box>
            <text:p text:style-name="P2"><text:span text:style-name="T1">create</text:span></text:p>
          </draw:text-box>
        </draw:frame>
        <draw:frame draw:style-name="gr8" draw:text-style-name="P3" draw:layer="layout" svg:width="5.803cm" svg:height="0.963cm" svg:x="2.103cm" svg:y="5.476cm">
          <draw:text-box>
            <text:p text:style-name="P2"><text:span text:style-name="T1">using fake account to fork, star, and watch the infected repositories</text:span></text:p>
          </draw:text-box>
        </draw:frame>
        <draw:connector draw:style-name="gr6" draw:text-style-name="P2" draw:layer="layout" draw:line-skew="0cm -0.734cm" svg:x1="13.372cm" svg:y1="2.213cm" svg:x2="0.879cm" svg:y2="3.065cm" draw:start-shape="id3" draw:start-glue-point="1" draw:end-shape="id6" draw:end-glue-point="0" svg:d="M13372 2213h500v-2167h-12993v3019" svg:viewBox="0 0 12994 3020">
          <text:p/>
        </draw:connector>
        <draw:frame draw:style-name="gr3" draw:text-style-name="P3" draw:layer="layout" svg:width="2.408cm" svg:height="0.607cm" svg:x="6.884cm" svg:y="0.128cm">
          <draw:text-box>
            <text:p text:style-name="P2"><text:span text:style-name="T1">push</text:span></text:p>
          </draw:text-box>
        </draw:frame>
        <draw:connector draw:style-name="gr6" draw:text-style-name="P2" draw:layer="layout" svg:x1="3.515cm" svg:y1="7.096cm" svg:x2="0.879cm" svg:y2="4.839cm" draw:start-shape="id5" draw:start-glue-point="3" draw:end-shape="id6" draw:end-glue-point="2" svg:d="M3515 7096h-2636v-2257" svg:viewBox="0 0 2637 2258">
          <text:p/>
        </draw:connector>
        <draw:connector draw:style-name="gr9" draw:text-style-name="P2" draw:layer="layout" svg:x1="1.667cm" svg:y1="3.952cm" svg:x2="3.726cm" svg:y2="2.213cm" draw:start-shape="id6" draw:start-glue-point="1" draw:end-shape="id1" draw:end-glue-point="3" svg:d="M1667 3952h1030v-1739h1029" svg:viewBox="0 0 2060 1740">
          <text:p/>
        </draw:connector>
        <draw:frame draw:style-name="gr2" draw:text-style-name="P3" draw:layer="layout" svg:width="1.676cm" svg:height="0.607cm" svg:x="1.205cm" svg:y="1.622cm">
          <draw:text-box>
            <text:p text:style-name="P2"><text:span text:style-name="T1">select</text:span></text:p>
          </draw:text-box>
        </draw:frame>
        <draw:g xml:id="id4" draw:id="id4">
          <draw:frame draw:style-name="gr1" draw:text-style-name="P1" draw:layer="layout" svg:width="1.004cm" svg:height="1.004cm" svg:x="12.786cm" svg:y="6.589cm">
            <draw:image xlink:href="Pictures/10000000000000E1000000E1EC09902C66119B3C.png" xlink:type="simple" xlink:show="embed" xlink:actuate="onLoad" loext:mime-type="image/png">
              <text:p/>
            </draw:image>
          </draw:frame>
          <draw:frame draw:style-name="gr1" draw:text-style-name="P1" draw:layer="layout" svg:width="0.912cm" svg:height="0.912cm" svg:x="12.878cm" svg:y="6.659cm">
            <draw:image xlink:href="Pictures/1000020100000096000000962E608722928CC136.png" xlink:type="simple" xlink:show="embed" xlink:actuate="onLoad" loext:mime-type="image/png">
              <text:p/>
            </draw:image>
          </draw:frame>
          <draw:frame draw:style-name="gr1" draw:text-style-name="P1" draw:layer="layout" svg:width="1.004cm" svg:height="1.004cm" svg:x="13.374cm" svg:y="6.606cm">
            <draw:image xlink:href="Pictures/10000000000000E1000000E1A4DFC6CE9C77E4D2.png" xlink:type="simple" xlink:show="embed" xlink:actuate="onLoad" loext:mime-type="image/png">
              <text:p/>
            </draw:image>
          </draw:frame>
          <draw:frame draw:style-name="gr1" draw:text-style-name="P1" draw:layer="layout" svg:width="0.912cm" svg:height="0.912cm" svg:x="13.442cm" svg:y="6.678cm">
            <draw:image xlink:href="Pictures/1000020100000096000000962E608722928CC136.png" xlink:type="simple" xlink:show="embed" xlink:actuate="onLoad" loext:mime-type="image/png">
              <text:p/>
            </draw:image>
          </draw:frame>
          <draw:frame draw:style-name="gr1" draw:text-style-name="P1" draw:layer="layout" svg:width="1.004cm" svg:height="1.004cm" svg:x="13.943cm" svg:y="6.609cm">
            <draw:image xlink:href="Pictures/10000000000000E1000000E123719265C63EB9F0.png" xlink:type="simple" xlink:show="embed" xlink:actuate="onLoad" loext:mime-type="image/png">
              <text:p/>
            </draw:image>
          </draw:frame>
          <draw:frame draw:style-name="gr1" draw:text-style-name="P1" draw:layer="layout" svg:width="0.912cm" svg:height="0.912cm" svg:x="14.013cm" svg:y="6.657cm">
            <draw:image xlink:href="Pictures/1000020100000096000000962E608722928CC136.png" xlink:type="simple" xlink:show="embed" xlink:actuate="onLoad" loext:mime-type="image/png">
              <text:p/>
            </draw:image>
          </draw:frame>
        </draw:g>
        <draw:g xml:id="id3" draw:id="id3">
          <draw:frame draw:style-name="gr1" draw:text-style-name="P1" draw:layer="layout" svg:width="0.949cm" svg:height="1.266cm" svg:x="12.423cm" svg:y="1.28cm">
            <draw:image xlink:href="Pictures/10000201000007D000000A6B8FC8177FAAD57F59.png" xlink:type="simple" xlink:show="embed" xlink:actuate="onLoad" loext:mime-type="image/png">
              <text:p/>
            </draw:image>
          </draw:frame>
          <draw:frame draw:style-name="gr1" draw:text-style-name="P1" draw:layer="layout" svg:width="0.466cm" svg:height="0.466cm" svg:x="12.875cm" svg:y="1.371cm">
            <draw:image xlink:href="Pictures/1000020100000096000000962E608722928CC136.png" xlink:type="simple" xlink:show="embed" xlink:actuate="onLoad" loext:mime-type="image/png">
              <text:p/>
            </draw:image>
          </draw:frame>
          <draw:frame draw:style-name="gr1" draw:text-style-name="P1" draw:layer="layout" svg:width="0.949cm" svg:height="1.266cm" svg:x="12.224cm" svg:y="1.48cm">
            <draw:image xlink:href="Pictures/10000201000007D000000A6B8FC8177FAAD57F59.png" xlink:type="simple" xlink:show="embed" xlink:actuate="onLoad" loext:mime-type="image/png">
              <text:p/>
            </draw:image>
          </draw:frame>
          <draw:frame draw:style-name="gr1" draw:text-style-name="P1" draw:layer="layout" svg:width="0.466cm" svg:height="0.466cm" svg:x="12.68cm" svg:y="1.561cm">
            <draw:image xlink:href="Pictures/1000020100000096000000962E608722928CC136.png" xlink:type="simple" xlink:show="embed" xlink:actuate="onLoad" loext:mime-type="image/png">
              <text:p/>
            </draw:image>
          </draw:frame>
          <draw:frame draw:style-name="gr1" draw:text-style-name="P1" draw:layer="layout" svg:width="0.949cm" svg:height="1.266cm" svg:x="12.025cm" svg:y="1.68cm">
            <draw:image xlink:href="Pictures/10000201000007D000000A6B8FC8177FAAD57F59.png" xlink:type="simple" xlink:show="embed" xlink:actuate="onLoad" loext:mime-type="image/png">
              <text:p/>
            </draw:image>
          </draw:frame>
          <draw:frame draw:style-name="gr1" draw:text-style-name="P1" draw:layer="layout" svg:width="0.466cm" svg:height="0.466cm" svg:x="12.466cm" svg:y="1.771cm">
            <draw:image xlink:href="Pictures/1000020100000096000000962E608722928CC136.png" xlink:type="simple" xlink:show="embed" xlink:actuate="onLoad" loext:mime-type="image/png">
              <text:p/>
            </draw:image>
          </draw:frame>
          <draw:frame draw:style-name="gr1" draw:text-style-name="P1" draw:layer="layout" svg:width="0.949cm" svg:height="1.266cm" svg:x="11.826cm" svg:y="1.88cm">
            <draw:image xlink:href="Pictures/10000201000007D000000A6B8FC8177FAAD57F59.png" xlink:type="simple" xlink:show="embed" xlink:actuate="onLoad" loext:mime-type="image/png">
              <text:p/>
            </draw:image>
          </draw:frame>
          <draw:frame draw:style-name="gr1" draw:text-style-name="P1" draw:layer="layout" svg:width="0.466cm" svg:height="0.466cm" svg:x="12.225cm" svg:y="1.994cm">
            <draw:image xlink:href="Pictures/1000020100000096000000962E608722928CC136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635cm" svg:height="0.686cm" svg:x="9.895cm" svg:y="2.871cm">
          <draw:image xlink:href="Pictures/10000000000003480000036C7D306F0260B32431.jpg" xlink:type="simple" xlink:show="embed" xlink:actuate="onLoad" loext:mime-type="image/jpeg">
            <text:p/>
          </draw:image>
        </draw:frame>
        <draw:frame draw:style-name="gr1" draw:text-style-name="P1" draw:layer="layout" svg:width="0.762cm" svg:height="0.762cm" svg:x="8.785cm" svg:y="0.128cm">
          <draw:image xlink:href="Pictures/10000000000000E1000000E13679151A0DAF60F1.jpg" xlink:type="simple" xlink:show="embed" xlink:actuate="onLoad" loext:mime-type="image/jpeg">
            <text:p/>
          </draw:image>
        </draw:frame>
        <draw:custom-shape draw:style-name="gr10" draw:text-style-name="P8" draw:layer="layout" svg:width="4.303cm" svg:height="3.509cm" svg:x="9.383cm" svg:y="1.1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98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7T23:18:53.488045958</meta:creation-date>
    <dc:date>2021-07-13T16:49:51.609885435</dc:date>
    <meta:editing-duration>PT2H36M48S</meta:editing-duration>
    <meta:editing-cycles>186</meta:editing-cycles>
    <meta:generator>LibreOffice/6.2.8.2$Linux_X86_64 LibreOffice_project/20$Build-2</meta:generator>
    <meta:document-statistic meta:object-count="58"/>
  </office:meta>
</office:document-meta>
</file>